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5633"/>
    </style:style>
    <style:style style:name="P2" style:family="paragraph" style:parent-style-name="Standard">
      <style:text-properties officeooo:paragraph-rsid="0004b5e6"/>
    </style:style>
    <style:style style:name="P3" style:family="paragraph" style:parent-style-name="Standard">
      <style:text-properties officeooo:paragraph-rsid="000af7fd"/>
    </style:style>
    <style:style style:name="T1" style:family="text">
      <style:text-properties officeooo:rsid="00022286"/>
    </style:style>
    <style:style style:name="T2" style:family="text">
      <style:text-properties officeooo:rsid="00045633"/>
    </style:style>
    <style:style style:name="T3" style:family="text">
      <style:text-properties officeooo:rsid="0004b5e6"/>
    </style:style>
    <style:style style:name="T4" style:family="text">
      <style:text-properties officeooo:rsid="0006a1cc"/>
    </style:style>
    <style:style style:name="T5" style:family="text">
      <style:text-properties officeooo:rsid="000784fb"/>
    </style:style>
    <style:style style:name="T6" style:family="text">
      <style:text-properties officeooo:rsid="00081471"/>
    </style:style>
    <style:style style:name="T7" style:family="text">
      <style:text-properties officeooo:rsid="00091e0d"/>
    </style:style>
    <style:style style:name="T8" style:family="text">
      <style:text-properties officeooo:rsid="000af7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_id : <text:span text:style-name="T2">key</text:span></text:p>
      <text:p text:style-name="P1"><text:span text:style-name="T1">f</text:span>armer<text:tab/>: <text:span text:style-name="T2">farmer</text:span></text:p>
      <text:p text:style-name="P1">project_id : <text:span text:style-name="T2">project</text:span></text:p>
      <text:p text:style-name="P1">field : <text:span text:style-name="T2">field</text:span></text:p>
      <text:p text:style-name="P1">site : <text:span text:style-name="T2">site within field</text:span></text:p>
      <text:p text:style-name="P1">season_id : <text:span text:style-name="T2">season</text:span></text:p>
      <text:p text:style-name="P1">date : <text:span text:style-name="T2">date</text:span></text:p>
      <text:p text:style-name="P1">time : <text:span text:style-name="T2">time </text:span></text:p>
      <text:p text:style-name="P1">image : <text:span text:style-name="T2">image name / path</text:span></text:p>
      <text:p text:style-name="P1">r_dn : <text:span text:style-name="T2">red digital number</text:span></text:p>
      <text:p text:style-name="P1">g_dn : <text:span text:style-name="T2">green digital number</text:span></text:p>
      <text:p text:style-name="P1">b_dn : <text:span text:style-name="T2">blue digital number</text:span></text:p>
      <text:p text:style-name="P1">rcc_90 : <text:span text:style-name="T2">red chromatic coordinate</text:span></text:p>
      <text:p text:style-name="P1">gcc_90 : <text:span text:style-name="T2">green chromatic coordinate</text:span></text:p>
      <text:p text:style-name="P1">grvi_10 : <text:span text:style-name="T2">green red vegetation index</text:span></text:p>
      <text:p text:style-name="P1">spatial_location : <text:span text:style-name="T2">location index</text:span></text:p>
      <text:p text:style-name="P1">spatial_unit : <text:span text:style-name="T2">source of the location (GADM administrative boundaries or Worldclim gridcells)</text:span></text:p>
      <text:p text:style-name="P1">lo<text:span text:style-name="T2">n : longitude</text:span></text:p>
      <text:p text:style-name="P1">lat : <text:span text:style-name="T2">latitude</text:span></text:p>
      <text:p text:style-name="P1">growth_stage : <text:span text:style-name="T2">growth stage label</text:span></text:p>
      <text:p text:style-name="P1">lodging_labels : <text:span text:style-name="T2">lodging label</text:span></text:p>
      <text:p text:style-name="P1">seed_variety : <text:span text:style-name="T2">seed variety</text:span></text:p>
      <text:p text:style-name="P1">- <text:span text:style-name="T2">damage qualifiers / binary / </text:span><text:span text:style-name="T3">assessed by experts</text:span></text:p>
      <text:p text:style-name="P1">dam_rain : <text:span text:style-name="T3">rain</text:span></text:p>
      <text:p text:style-name="P1">dam_hail : <text:span text:style-name="T3">hail</text:span></text:p>
      <text:p text:style-name="P1">dam_high_temp : <text:span text:style-name="T3">high temperatures</text:span></text:p>
      <text:p text:style-name="P1">dam_low_temp : <text:span text:style-name="T3">low temperatures</text:span></text:p>
      <text:p text:style-name="P1">dam_pest : <text:span text:style-name="T3">pest</text:span></text:p>
      <text:p text:style-name="P1">dam_lodging : <text:span text:style-name="T3">lodging</text:span></text:p>
      <text:p text:style-name="P1">dam_wildlife : <text:span text:style-name="T3">wildlife</text:span></text:p>
      <text:p text:style-name="P1">dam_fire : <text:span text:style-name="T3">fire</text:span></text:p>
      <text:p text:style-name="P1">dam_unclassified : <text:span text:style-name="T3">unclassified</text:span></text:p>
      <text:p text:style-name="P1">- <text:span text:style-name="T3">management practices / self reported - unreliable</text:span></text:p>
      <text:p text:style-name="P1">man_harvest : <text:span text:style-name="T3">harvest</text:span></text:p>
      <text:p text:style-name="P1">man_irrigate : <text:span text:style-name="T3">irrigated</text:span></text:p>
      <text:p text:style-name="P1">man_till : <text:span text:style-name="T3">tilling</text:span></text:p>
      <text:p text:style-name="P1">man_sow : <text:span text:style-name="T3">sowing</text:span></text:p>
      <text:p text:style-name="P1">man_weed : <text:span text:style-name="T3">weeding</text:span></text:p>
      <text:p text:style-name="P1">man_urea_kg_acre : <text:span text:style-name="T3">urea application (kg/acre)</text:span></text:p>
      <text:p text:style-name="P1">man_dap_kg_acre : <text:span text:style-name="T3">DAP application (kg/acre)</text:span></text:p>
      <text:p text:style-name="P1">man_potash_kg_acre : <text:span text:style-name="T3">potash application (kg/acre)</text:span></text:p>
      <text:p text:style-name="P1">man_zinc_kg_acre : <text:span text:style-name="T3">zinc application (kg/acre)</text:span></text:p>
      <text:p text:style-name="P1">man_fungicide_kg_acre : <text:span text:style-name="T3">fungicide application (kg/acre)</text:span></text:p>
      <text:p text:style-name="P2">man_herbicide_kg_acre : <text:span text:style-name="T3">herbicide application (kg/acre)</text:span></text:p>
      <text:p text:style-name="P2">man_pesticide_kg_acre : <text:span text:style-name="T3">pesticide application (kg/acre)</text:span></text:p>
      <text:p text:style-name="P1">man_unclassified : <text:span text:style-name="T3">other intervention (binary)</text:span></text:p>
      <text:p text:style-name="P1">soil_type : <text:span text:style-name="T3">soil type</text:span></text:p>
      <text:p text:style-name="P1">drainage : <text:span text:style-name="T3">drainage class</text:span></text:p>
      <text:p text:style-name="P1">sowing_date : <text:span text:style-name="T4">sowing date (self reported)</text:span></text:p>
      <text:p text:style-name="P1">harvest_quantity : <text:span text:style-name="T4">harvest quantity (self reported)</text:span></text:p>
      <text:p text:style-name="P1">yield_expectation: <text:span text:style-name="T4">yield expectation (self reported)</text:span></text:p>
      <text:p text:style-name="P1">duration : <text:span text:style-name="T4">length of the season (calculated from images)</text:span></text:p>
      <text:p text:style-name="P1"><text:soft-page-break/>nr_values : <text:span text:style-name="T4">nr of images</text:span></text:p>
      <text:p text:style-name="P1">spread : <text:span text:style-name="T4">spread </text:span><text:span text:style-name="T5">over time determines how useful a time series is</text:span><text:span text:style-name="T4"> </text:span></text:p>
      <text:p text:style-name="P1">qa : <text:span text:style-name="T5">quality </text:span><text:span text:style-name="T6">assurance heuristic</text:span><text:span text:style-name="T5"> based upon number of images and spread </text:span><text:span text:style-name="T7">(see paper)</text:span></text:p>
      <text:p text:style-name="P1">smooth_gcc_90 : <text:span text:style-name="T8">smoothed green chromatic coodinates see paper</text:span></text:p>
      <text:p text:style-name="P1">rising: <text:span text:style-name="T8">timing of the rising part of the gcc curve (see paper)</text:span></text:p>
      <text:p text:style-name="P1">falling: <text:span text:style-name="T8">timing of the falling part of the gcc curve (see paper) </text:span></text:p>
      <text:p text:style-name="P1">rising_lower_ci : <text:span text:style-name="T8">uncertainties on phenology timing (rising or falling) upper or lower estimates</text:span></text:p>
      <text:p text:style-name="P3">rising_upper_ci : <text:span text:style-name="T8">uncertainties on phenology timing (rising or falling) upper or lower estimates</text:span></text:p>
      <text:p text:style-name="P3">falling_lower_ci : <text:span text:style-name="T8">uncertainties on phenology timing (rising or falling) upper or lower estimates</text:span></text:p>
      <text:p text:style-name="P3">falling_upper_ci : <text:span text:style-name="T8">uncertainties on phenology timing (rising or falling) upper or lower estima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3:45:25.766390378</meta:creation-date>
    <dc:date>2021-12-10T14:04:26.365166193</dc:date>
    <meta:editing-duration>PT18M5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348" meta:character-count="2362" meta:non-whitespace-character-count="2073"/>
  </office:meta>
</office:document-meta>
</file>